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4419" officeooo:paragraph-rsid="000d4419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know <draw:frame draw:style-name="fr2" text:anchor-type="as-char" svg:y="-0.2925in" svg:width="3.2256in" svg:height="0.47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for a blackbody. <text:s/>Let x = <draw:frame draw:style-name="fr1" draw:name="Object1" text:anchor-type="as-char" svg:y="-0.2437in" svg:width="0.3957in" svg:height="0.4181in" draw:z-index="1"><draw:object xlink:href="./Object 2" xlink:type="simple" xlink:show="embed" xlink:actuate="onLoad"/><draw:image xlink:href="./ObjectReplacements/Object 2" xlink:type="simple" xlink:show="embed" xlink:actuate="onLoad"/></draw:frame>, then we have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20T11:49:52.964686338</meta:creation-date>
    <dc:date>2021-01-20T19:00:49.278442733</dc:date>
    <meta:editing-duration>PT7H26S</meta:editing-duration>
    <meta:editing-cycles>2</meta:editing-cycles>
    <meta:generator>LibreOffice/6.4.6.2$MacOSX_X86_64 LibreOffice_project/0ce51a4fd21bff07a5c061082cc82c5ed232f115</meta:generator>
    <meta:document-statistic meta:table-count="0" meta:image-count="0" meta:object-count="2" meta:page-count="1" meta:paragraph-count="1" meta:word-count="12" meta:character-count="50" meta:non-whitespace-character-count="36"/>
  </office:meta>
</office:document-meta>
</file>

<file path=Object 1/content.xml><?xml version="1.0" encoding="utf-8"?>
<math xmlns="http://www.w3.org/1998/Math/MathML" display="block">
  <semantics>
    <mrow>
      <mrow>
        <mfrac>
          <mrow>
            <msub>
              <mi>E</mi>
              <mi mathvariant="italic">total</mi>
            </msub>
            <mrow>
              <mo fence="true" stretchy="true">(</mo>
              <mrow>
                <mi>T</mi>
              </mrow>
              <mo fence="true" stretchy="true">)</mo>
            </mrow>
          </mrow>
          <mi>V</mi>
        </mfrac>
        <mo stretchy="false">=</mo>
        <mrow>
          <munderover>
            <mo stretchy="false">∫</mo>
            <mn>0</mn>
            <mi>∞</mi>
          </munderover>
          <mrow>
            <mi>ρ</mi>
            <mrow>
              <mo fence="true" stretchy="true">(</mo>
              <mrow>
                <mrow>
                  <mi>ν</mi>
                  <mi>,</mi>
                  <mi>T</mi>
                </mrow>
              </mrow>
              <mo fence="true" stretchy="true">)</mo>
            </mrow>
            <mrow>
              <mi mathvariant="italic">dν</mi>
              <mo stretchy="false">=</mo>
              <mrow>
                <munderover>
                  <mo stretchy="false">∫</mo>
                  <mn>0</mn>
                  <mi>∞</mi>
                </munderover>
                <mfrac>
                  <mrow>
                    <mn>8</mn>
                    <mi>π</mi>
                    <mi>h</mi>
                    <msup>
                      <mi>ν</mi>
                      <mn>3</mn>
                    </msup>
                  </mrow>
                  <msup>
                    <mi>c</mi>
                    <mn>3</mn>
                  </msup>
                </mfrac>
              </mrow>
            </mrow>
          </mrow>
        </mrow>
      </mrow>
      <mfrac>
        <mn>1</mn>
        <mrow>
          <msup>
            <mi>e</mi>
            <mrow>
              <mi>h</mi>
              <mrow>
                <mi>ν</mi>
                <mo stretchy="false">/</mo>
                <msub>
                  <mi>k</mi>
                  <mi>B</mi>
                </msub>
              </mrow>
              <mi>T</mi>
            </mrow>
          </msup>
          <mo stretchy="false">−</mo>
          <mn>1</mn>
        </mrow>
      </mfrac>
      <mi mathvariant="italic">dν</mi>
    </mrow>
    <annotation encoding="StarMath 5.0">{{E} rsub {total} left (T right )} over {V} = int from {0} to {∞ } {%rho left (%nu,T right ) dν= int from {0} to {∞ } {{8π h {%nu} ^ {3}} over {{c} ^ {3} } } } {1} over {{e} ^ {h %nu/ {k} rsub {B} T} - 1} dν</annotation>
  </semantics>
</math>
</file>

<file path=Object 2/content.xml><?xml version="1.0" encoding="utf-8"?>
<math xmlns="http://www.w3.org/1998/Math/MathML" display="block">
  <semantics>
    <mfrac>
      <mrow>
        <mi>h</mi>
        <mi>ν</mi>
      </mrow>
      <mrow>
        <msub>
          <mi>k</mi>
          <mi>B</mi>
        </msub>
        <mi>T</mi>
      </mrow>
    </mfrac>
    <annotation encoding="StarMath 5.0">{ h%nu } over { k sub B T }</annotation>
  </semantics>
</math>
</file>